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5.56254578" calcext:value-type="float">
            <text:p>35,56254578</text:p>
          </table:table-cell>
          <table:table-cell office:value-type="float" office:value="1.654266278E-026" calcext:value-type="float">
            <text:p>1,65E-026</text:p>
          </table:table-cell>
          <table:table-cell office:value-type="float" office:value="3.612148285" calcext:value-type="float">
            <text:p>3,612148285</text:p>
          </table:table-cell>
          <table:table-cell table:style-name="ce2" table:formula="of:=([.E3]-[.E2])/[.E2]" office:value-type="float" office:value="0.00697463864025461" calcext:value-type="float">
            <text:p>0,00697463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19" calcext:value-type="float">
            <text:p>32719</text:p>
          </table:table-cell>
          <table:table-cell office:value-type="float" office:value="41.13636398" calcext:value-type="float">
            <text:p>41,13636398</text:p>
          </table:table-cell>
          <table:table-cell office:value-type="float" office:value="7.797996424E-021" calcext:value-type="float">
            <text:p>7,80E-021</text:p>
          </table:table-cell>
          <table:table-cell office:value-type="float" office:value="2.66276598" calcext:value-type="float">
            <text:p>2,6627659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19" calcext:value-type="float">
            <text:p>32719</text:p>
          </table:table-cell>
          <table:table-cell office:value-type="float" office:value="55.96460724" calcext:value-type="float">
            <text:p>55,96460724</text:p>
          </table:table-cell>
          <table:table-cell office:value-type="float" office:value="5.97404823E-021" calcext:value-type="float">
            <text:p>5,97E-021</text:p>
          </table:table-cell>
          <table:table-cell office:value-type="float" office:value="2.667889595" calcext:value-type="float">
            <text:p>2,667889595</text:p>
          </table:table-cell>
          <table:table-cell table:formula="of:=([.E5]-[.E4])/[.E4]" office:value-type="float" office:value="0.00192417021941974" calcext:value-type="float">
            <text:p>0,00192417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74" calcext:value-type="float">
            <text:p>32774</text:p>
          </table:table-cell>
          <table:table-cell office:value-type="float" office:value="52.91334915" calcext:value-type="float">
            <text:p>52,91334915</text:p>
          </table:table-cell>
          <table:table-cell office:value-type="float" office:value="2.001851529E-017" calcext:value-type="float">
            <text:p>2,00E-017</text:p>
          </table:table-cell>
          <table:table-cell office:value-type="float" office:value="2.196942329" calcext:value-type="float">
            <text:p>2,19694232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74" calcext:value-type="float">
            <text:p>32774</text:p>
          </table:table-cell>
          <table:table-cell office:value-type="float" office:value="56.40229797" calcext:value-type="float">
            <text:p>56,40229797</text:p>
          </table:table-cell>
          <table:table-cell office:value-type="float" office:value="1.778068071E-017" calcext:value-type="float">
            <text:p>1,78E-017</text:p>
          </table:table-cell>
          <table:table-cell office:value-type="float" office:value="2.200619221" calcext:value-type="float">
            <text:p>2,200619221</text:p>
          </table:table-cell>
          <table:table-cell table:style-name="ce3" table:formula="of:=([.E7]-[.E6])/[.E6]" office:value-type="float" office:value="0.00167364065568063" calcext:value-type="float">
            <text:p>0,00167364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41" calcext:value-type="float">
            <text:p>32841</text:p>
          </table:table-cell>
          <table:table-cell office:value-type="float" office:value="56.42169189" calcext:value-type="float">
            <text:p>56,42169189</text:p>
          </table:table-cell>
          <table:table-cell office:value-type="float" office:value="2.624199391E-016" calcext:value-type="float">
            <text:p>2,62E-016</text:p>
          </table:table-cell>
          <table:table-cell office:value-type="float" office:value="1.904785514" calcext:value-type="float">
            <text:p>1,9047855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41" calcext:value-type="float">
            <text:p>32841</text:p>
          </table:table-cell>
          <table:table-cell office:value-type="float" office:value="56.32353973" calcext:value-type="float">
            <text:p>56,32353973</text:p>
          </table:table-cell>
          <table:table-cell office:value-type="float" office:value="3.115523235E-016" calcext:value-type="float">
            <text:p>3,12E-016</text:p>
          </table:table-cell>
          <table:table-cell office:value-type="float" office:value="1.906123161" calcext:value-type="float">
            <text:p>1,906123161</text:p>
          </table:table-cell>
          <table:table-cell table:style-name="ce3" table:formula="of:=([.E9]-[.E8])/[.E8]" office:value-type="float" office:value="0.000702255970642552" calcext:value-type="float">
            <text:p>0,0007022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17" calcext:value-type="float">
            <text:p>32917</text:p>
          </table:table-cell>
          <table:table-cell office:value-type="float" office:value="86.13514709" calcext:value-type="float">
            <text:p>86,13514709</text:p>
          </table:table-cell>
          <table:table-cell office:value-type="float" office:value="0.0000000000001653508602" calcext:value-type="float">
            <text:p>1,65E-013</text:p>
          </table:table-cell>
          <table:table-cell office:value-type="float" office:value="1.698365927" calcext:value-type="float">
            <text:p>1,69836592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17" calcext:value-type="float">
            <text:p>32917</text:p>
          </table:table-cell>
          <table:table-cell office:value-type="float" office:value="112.1054459" calcext:value-type="float">
            <text:p>112,1054459</text:p>
          </table:table-cell>
          <table:table-cell office:value-type="float" office:value="0.0000000000001649463308" calcext:value-type="float">
            <text:p>1,65E-013</text:p>
          </table:table-cell>
          <table:table-cell office:value-type="float" office:value="1.699861646" calcext:value-type="float">
            <text:p>1,699861646</text:p>
          </table:table-cell>
          <table:table-cell table:style-name="ce3" table:formula="of:=([.E11]-[.E10])/[.E10]" office:value-type="float" office:value="0.000880681233779843" calcext:value-type="float">
            <text:p>0,00088068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961" calcext:value-type="float">
            <text:p>32961</text:p>
          </table:table-cell>
          <table:table-cell office:value-type="float" office:value="102.9760437" calcext:value-type="float">
            <text:p>102,9760437</text:p>
          </table:table-cell>
          <table:table-cell office:value-type="float" office:value="0.0000000000003035581498" calcext:value-type="float">
            <text:p>3,04E-013</text:p>
          </table:table-cell>
          <table:table-cell office:value-type="float" office:value="1.543510079" calcext:value-type="float">
            <text:p>1,54351007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961" calcext:value-type="float">
            <text:p>32961</text:p>
          </table:table-cell>
          <table:table-cell office:value-type="float" office:value="107.2071228" calcext:value-type="float">
            <text:p>107,2071228</text:p>
          </table:table-cell>
          <table:table-cell office:value-type="float" office:value="0.0000000000002834334601" calcext:value-type="float">
            <text:p>2,83E-013</text:p>
          </table:table-cell>
          <table:table-cell office:value-type="float" office:value="1.544475794" calcext:value-type="float">
            <text:p>1,544475794</text:p>
          </table:table-cell>
          <table:table-cell table:formula="of:=([.E13]-[.E12])/[.E12]" office:value-type="float" office:value="0.00062566160930134" calcext:value-type="float">
            <text:p>0,00062566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984" calcext:value-type="float">
            <text:p>32984</text:p>
          </table:table-cell>
          <table:table-cell office:value-type="float" office:value="129.7985077" calcext:value-type="float">
            <text:p>129,7985077</text:p>
          </table:table-cell>
          <table:table-cell office:value-type="float" office:value="0.00000000006286626081" calcext:value-type="float">
            <text:p>6,29E-011</text:p>
          </table:table-cell>
          <table:table-cell office:value-type="float" office:value="1.424006224" calcext:value-type="float">
            <text:p>1,42400622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984" calcext:value-type="float">
            <text:p>32984</text:p>
          </table:table-cell>
          <table:table-cell office:value-type="float" office:value="183.8776245" calcext:value-type="float">
            <text:p>183,8776245</text:p>
          </table:table-cell>
          <table:table-cell office:value-type="float" office:value="0.00000000006285288956" calcext:value-type="float">
            <text:p>6,29E-011</text:p>
          </table:table-cell>
          <table:table-cell office:value-type="float" office:value="1.425980091" calcext:value-type="float">
            <text:p>1,425980091</text:p>
          </table:table-cell>
          <table:table-cell table:formula="of:=([.E15]-[.E14])/[.E14]" office:value-type="float" office:value="0.00138613649767307" calcext:value-type="float">
            <text:p>0,001386136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002" calcext:value-type="float">
            <text:p>33002</text:p>
          </table:table-cell>
          <table:table-cell office:value-type="float" office:value="183.1874695" calcext:value-type="float">
            <text:p>183,1874695</text:p>
          </table:table-cell>
          <table:table-cell office:value-type="float" office:value="0.0000000006677408071" calcext:value-type="float">
            <text:p>6,68E-010</text:p>
          </table:table-cell>
          <table:table-cell office:value-type="float" office:value="1.327451825" calcext:value-type="float">
            <text:p>1,32745182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002" calcext:value-type="float">
            <text:p>33002</text:p>
          </table:table-cell>
          <table:table-cell office:value-type="float" office:value="205.6873322" calcext:value-type="float">
            <text:p>205,6873322</text:p>
          </table:table-cell>
          <table:table-cell office:value-type="float" office:value="0.0000000006676088016" calcext:value-type="float">
            <text:p>6,68E-010</text:p>
          </table:table-cell>
          <table:table-cell office:value-type="float" office:value="1.328873873" calcext:value-type="float">
            <text:p>1,328873873</text:p>
          </table:table-cell>
          <table:table-cell table:formula="of:=([.E17]-[.E16])/[.E16]" office:value-type="float" office:value="0.00107126147496916" calcext:value-type="float">
            <text:p>0,00107126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027" calcext:value-type="float">
            <text:p>33027</text:p>
          </table:table-cell>
          <table:table-cell office:value-type="float" office:value="205.6856232" calcext:value-type="float">
            <text:p>205,6856232</text:p>
          </table:table-cell>
          <table:table-cell office:value-type="float" office:value="0.000000005177319906" calcext:value-type="float">
            <text:p>5,18E-009</text:p>
          </table:table-cell>
          <table:table-cell office:value-type="float" office:value="1.241027594" calcext:value-type="float">
            <text:p>1,24102759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027" calcext:value-type="float">
            <text:p>33027</text:p>
          </table:table-cell>
          <table:table-cell office:value-type="float" office:value="218.6687317" calcext:value-type="float">
            <text:p>218,6687317</text:p>
          </table:table-cell>
          <table:table-cell office:value-type="float" office:value="0.000000005172545503" calcext:value-type="float">
            <text:p>5,17E-009</text:p>
          </table:table-cell>
          <table:table-cell office:value-type="float" office:value="1.243572712" calcext:value-type="float">
            <text:p>1,243572712</text:p>
          </table:table-cell>
          <table:table-cell table:style-name="ce3" table:formula="of:=([.E19]-[.E18])/[.E18]" office:value-type="float" office:value="0.00205081499581871" calcext:value-type="float">
            <text:p>0,0020508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077" calcext:value-type="float">
            <text:p>33077</text:p>
          </table:table-cell>
          <table:table-cell office:value-type="float" office:value="218.664978" calcext:value-type="float">
            <text:p>218,664978</text:p>
          </table:table-cell>
          <table:table-cell office:value-type="float" office:value="0.00000003030086404" calcext:value-type="float">
            <text:p>3,03E-008</text:p>
          </table:table-cell>
          <table:table-cell office:value-type="float" office:value="1.166831136" calcext:value-type="float">
            <text:p>1,16683113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077" calcext:value-type="float">
            <text:p>33077</text:p>
          </table:table-cell>
          <table:table-cell office:value-type="float" office:value="224.8430023" calcext:value-type="float">
            <text:p>224,8430023</text:p>
          </table:table-cell>
          <table:table-cell office:value-type="float" office:value="0.00000002568524948" calcext:value-type="float">
            <text:p>2,57E-008</text:p>
          </table:table-cell>
          <table:table-cell office:value-type="float" office:value="1.170944929" calcext:value-type="float">
            <text:p>1,170944929</text:p>
          </table:table-cell>
          <table:table-cell table:style-name="ce3" table:formula="of:=([.E21]-[.E20])/[.E20]" office:value-type="float" office:value="0.00352561126719875" calcext:value-type="float">
            <text:p>0,0035256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315" calcext:value-type="float">
            <text:p>33315</text:p>
          </table:table-cell>
          <table:table-cell office:value-type="float" office:value="224.8482971" calcext:value-type="float">
            <text:p>224,8482971</text:p>
          </table:table-cell>
          <table:table-cell office:value-type="float" office:value="0.00000003501628498" calcext:value-type="float">
            <text:p>3,50E-008</text:p>
          </table:table-cell>
          <table:table-cell office:value-type="float" office:value="1.111590266" calcext:value-type="float">
            <text:p>1,11159026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08148725647384" calcext:value-type="float">
            <text:p>0,0020814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56:32.023469879</dc:date>
    <meta:document-statistic meta:table-count="1" meta:cell-count="121" meta:object-count="0"/>
    <meta:generator>LibreOffice/4.1.4.2$Linux_X86_64 LibreOffice_project/410m0$Build-2</meta:generator>
  </office:meta>
</office:document-meta>
</file>